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4.1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tem_ob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ster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.S. Tick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ilk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ice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uscle Band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Focus Sash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Oc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ssh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Wac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ind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Yach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pl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ebi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u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b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yap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ang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art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asib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ab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lbur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Babir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l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ystic Water</text:p>
          </table:table-cell>
          <table:table-cell office:value-type="string" calcext:value-type="string">
            <text:p>f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5:59:49.089634845</meta:creation-date>
    <dc:date>2025-01-29T21:37:18.875640230</dc:date>
    <meta:editing-duration>PT5H10M49S</meta:editing-duration>
    <meta:editing-cycles>10</meta:editing-cycles>
    <meta:generator>LibreOffice/7.3.7.2$Linux_X86_64 LibreOffice_project/30$Build-2</meta:generator>
    <meta:document-statistic meta:table-count="1" meta:cell-count="99" meta:object-count="0"/>
  </office:meta>
</office:document-meta>
</file>